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0.418cm" fo:min-width="17.15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svg:stroke-color="#dddddd" draw:fill-color="#ffffff" draw:textarea-horizontal-align="justify" draw:textarea-vertical-align="middle" draw:auto-grow-height="false" fo:min-height="1.02cm" fo:min-width="16.391cm"/>
    </style:style>
    <style:style style:name="gr4" style:family="graphic" style:parent-style-name="standard">
      <style:graphic-properties draw:textarea-horizontal-align="justify" draw:textarea-vertical-align="middle" draw:auto-grow-height="false" fo:min-height="0.553cm" fo:min-width="3.859cm"/>
      <style:paragraph-properties style:writing-mode="lr-tb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058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color="#ffffff" draw:fill-color="#000000" draw:textarea-horizontal-align="justify" draw:textarea-vertical-align="middle" draw:auto-grow-height="false" fo:min-height="0cm" fo:min-width="0.304cm"/>
    </style:style>
    <style:style style:name="gr7" style:family="graphic" style:parent-style-name="standard">
      <style:graphic-properties draw:textarea-horizontal-align="justify" draw:textarea-vertical-align="middle" draw:auto-grow-height="false" fo:min-height="0.47cm" fo:min-width="0.22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text-align="center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53cm" svg:height="10.668cm" svg:x="2.143cm" svg:y="3.28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3cm" svg:height="0.962cm" svg:x="2.179cm" svg:y="3.34cm">
          <draw:text-box>
            <text:p>Tasks</text:p>
          </draw:text-box>
        </draw:frame>
        <draw:custom-shape draw:style-name="gr3" draw:text-style-name="P3" draw:layer="layout" svg:width="16.891cm" svg:height="1.27cm" svg:x="2.524cm" svg:y="5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891cm" svg:height="1.27cm" svg:x="2.524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891cm" svg:height="1.27cm" svg:x="2.524cm" svg:y="7.09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8cm" svg:height="0.962cm" svg:x="3.481cm" svg:y="6.007cm">
          <draw:text-box>
            <text:p>First task</text:p>
          </draw:text-box>
        </draw:frame>
        <draw:frame draw:style-name="gr2" draw:text-style-name="P2" draw:layer="layout" svg:width="3.99cm" svg:height="0.962cm" svg:x="3.481cm" svg:y="7.277cm">
          <draw:text-box>
            <text:p>Second task</text:p>
          </draw:text-box>
        </draw:frame>
        <draw:frame draw:style-name="gr2" draw:text-style-name="P2" draw:layer="layout" svg:width="3.288cm" svg:height="0.962cm" svg:x="3.481cm" svg:y="8.493cm">
          <draw:text-box>
            <text:p>Third task</text:p>
          </draw:text-box>
        </draw:frame>
        <draw:custom-shape draw:style-name="gr4" draw:text-style-name="P4" draw:layer="layout" svg:width="4.445cm" svg:height="0.889cm" svg:x="2.524cm" svg:y="4.556cm">
          <text:p text:style-name="P4">+ Create Task</text:p>
          <draw:enhanced-geometry svg:viewBox="0 0 21600 21600" draw:path-stretchpoint-x="10800" draw:path-stretchpoint-y="10800" draw:text-areas="?f3 ?f4 ?f5 ?f6" draw:type="round-rectangle" draw:modifiers="7790.561797752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508cm" svg:height="0.508cm" svg:x="2.878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2.878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2.878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13cm" svg:height="0.5cm" draw:transform="rotate (-1.05836765840936) translate (16.247cm 8.976cm)">
          <text:p/>
          <draw:enhanced-geometry svg:viewBox="0 0 21600 21600" draw:text-areas="?f7 ?f0 21600 ?f2" draw:type="left-arrow" draw:modifiers="14486.6520787746 6941.3173652694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1.016cm" svg:height="1.016cm" svg:x="16.621cm" svg:y="8.493cm">
          <text:p text:style-name="P7">canc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016cm" svg:height="1.016cm" svg:x="18.018cm" svg:y="8.493cm">
          <text:p text:style-name="P7">dele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7:25:47.007107291</meta:creation-date>
    <dc:date>2021-03-21T17:44:39.224103181</dc:date>
    <meta:editing-duration>PT18M51S</meta:editing-duration>
    <meta:editing-cycles>3</meta:editing-cycles>
    <meta:generator>LibreOffice/6.4.6.2$Linux_X86_64 LibreOffice_project/40$Build-2</meta:generator>
    <meta:document-statistic meta:object-count="15"/>
  </office:meta>
</office:document-meta>
</file>